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2" draw:id="id2" draw:layer="layout" svg:width="7.2cm" svg:height="3.4cm" svg:x="2cm" svg:y="6cm">
          <text:p text:style-name="P1">Estudo da Literatu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7.2cm" svg:height="3.4cm" svg:x="2cm" svg:y="11.2cm">
          <text:p text:style-name="P1">Identificação de </text:p>
          <text:p text:style-name="P1">pontos de integraçã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7.2cm" svg:height="3.4cm" svg:x="2cm" svg:y="16.8cm">
          <text:p text:style-name="P1">Estudo do </text:p>
          <text:p text:style-name="P1">Desenvolvimento de</text:p>
          <text:p text:style-name="P1"><text:span text:style-name="T1">Plugins</text:span> para o</text:p>
          <text:p text:style-name="P1">Eclip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7.8cm" svg:height="3.4cm" svg:x="10.4cm" svg:y="3cm">
          <text:p text:style-name="P1">Investigação de integração </text:p>
          <text:p text:style-name="P1">entre os Requisitos, </text:p>
          <text:p text:style-name="P1">modelos UML e</text:p>
          <text:p text:style-name="P1">técnicas de implementaçã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2cm" svg:height="3.4cm" svg:x="10.8cm" svg:y="9cm">
          <text:p text:style-name="P1">Investigação de soluções </text:p>
          <text:p text:style-name="P1">alternativas e </text:p>
          <text:p text:style-name="P1">reaproveitamento de</text:p>
          <text:p text:style-name="P1">Soluções existen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7.2cm" svg:height="3.4cm" svg:x="19.8cm" svg:y="6.2cm">
          <text:p text:style-name="P1">Desenvolvimento da </text:p>
          <text:p text:style-name="P1">Prova de concei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7.2cm" svg:height="3.4cm" svg:x="2cm" svg:y="1.4cm">
          <text:p text:style-name="P1">Conhecimento do </text:p>
          <text:p text:style-name="P1">escopo do trabalh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7.2cm" svg:height="3.4cm" svg:x="19.8cm" svg:y="15cm">
          <text:p text:style-name="P1">Disseminação de </text:p>
          <text:p text:style-name="P1">resultados e conclusõ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6cm" svg:y1="4.8cm" svg:x2="5.6cm" svg:y2="6cm" draw:start-shape="id1" draw:start-glue-point="6" draw:end-shape="id2" draw:end-glue-point="4" svg:d="m5600 4800v1200" svg:viewBox="0 0 1 1201">
          <text:p/>
        </draw:connector>
        <draw:connector draw:style-name="gr2" draw:text-style-name="P1" draw:layer="layout" draw:type="lines" svg:x1="5.6cm" svg:y1="9.4cm" svg:x2="5.6cm" svg:y2="11.2cm" draw:start-shape="id2" draw:start-glue-point="6" draw:end-shape="id3" draw:end-glue-point="4" svg:d="m5600 9400v502 797 501" svg:viewBox="0 0 1 1801">
          <text:p/>
        </draw:connector>
        <draw:connector draw:style-name="gr2" draw:text-style-name="P1" draw:layer="layout" draw:type="lines" svg:x1="5.6cm" svg:y1="14.6cm" svg:x2="5.6cm" svg:y2="16.8cm" draw:start-shape="id3" draw:start-glue-point="6" draw:end-shape="id4" draw:end-glue-point="4" svg:d="m5600 14600v502 1197 501" svg:viewBox="0 0 1 2201">
          <text:p/>
        </draw:connector>
        <draw:connector draw:style-name="gr2" draw:text-style-name="P1" draw:layer="layout" draw:type="lines" svg:x1="14.3cm" svg:y1="6.4cm" svg:x2="14.4cm" svg:y2="9cm" draw:start-shape="id5" draw:start-glue-point="6" draw:end-shape="id6" draw:end-glue-point="4" svg:d="m14300 6400v502l100 1597v501" svg:viewBox="0 0 101 2601">
          <text:p/>
        </draw:connector>
        <draw:connector draw:style-name="gr2" draw:text-style-name="P1" draw:layer="layout" draw:type="lines" svg:x1="9.2cm" svg:y1="18.5cm" svg:x2="10.4cm" svg:y2="4.7cm" draw:start-shape="id4" draw:start-glue-point="7" draw:end-shape="id5" draw:end-glue-point="5" svg:d="m9200 18500h502l197-13800h501" svg:viewBox="0 0 1201 13801">
          <text:p/>
        </draw:connector>
        <draw:frame draw:style-name="gr3" draw:layer="layout" svg:width="0.8cm" svg:height="0.963cm" svg:x="8.2cm" svg:y="3.837cm">
          <draw:text-box>
            <text:p>1</text:p>
          </draw:text-box>
        </draw:frame>
        <draw:frame draw:style-name="gr3" draw:layer="layout" svg:width="0.8cm" svg:height="0.963cm" svg:x="26.074cm" svg:y="17.432cm">
          <draw:text-box>
            <text:p>9</text:p>
          </draw:text-box>
        </draw:frame>
        <draw:frame draw:style-name="gr3" draw:layer="layout" svg:width="0.8cm" svg:height="0.963cm" svg:x="26.2cm" svg:y="8.8cm">
          <draw:text-box>
            <text:p>8</text:p>
          </draw:text-box>
        </draw:frame>
        <draw:frame draw:style-name="gr3" draw:layer="layout" svg:width="0.8cm" svg:height="0.963cm" svg:x="17.2cm" svg:y="17.637cm">
          <draw:text-box>
            <text:p>1</text:p>
          </draw:text-box>
        </draw:frame>
        <draw:frame draw:style-name="gr3" draw:layer="layout" svg:width="0.8cm" svg:height="0.963cm" svg:x="17.2cm" svg:y="11.4cm">
          <draw:text-box>
            <text:p>6</text:p>
          </draw:text-box>
        </draw:frame>
        <draw:frame draw:style-name="gr3" draw:layer="layout" svg:width="0.8cm" svg:height="0.963cm" svg:x="17.2cm" svg:y="4.437cm">
          <draw:text-box>
            <text:p>5</text:p>
          </draw:text-box>
        </draw:frame>
        <draw:frame draw:style-name="gr3" draw:layer="layout" svg:width="0.8cm" svg:height="0.963cm" svg:x="8.4cm" svg:y="19.2cm">
          <draw:text-box>
            <text:p>4</text:p>
          </draw:text-box>
        </draw:frame>
        <draw:frame draw:style-name="gr3" draw:layer="layout" svg:width="0.8cm" svg:height="0.963cm" svg:x="8.4cm" svg:y="13.637cm">
          <draw:text-box>
            <text:p>3</text:p>
          </draw:text-box>
        </draw:frame>
        <draw:custom-shape draw:style-name="gr1" draw:text-style-name="P1" xml:id="id7" draw:id="id7" draw:layer="layout" svg:width="7.2cm" svg:height="3.4cm" svg:x="10.8cm" svg:y="15.2cm">
          <text:p text:style-name="P1">Desenvolvimento da </text:p>
          <text:p text:style-name="P1">ferrament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4cm" svg:y1="12.4cm" svg:x2="14.4cm" svg:y2="15.2cm" draw:start-shape="id6" draw:start-glue-point="6" draw:end-shape="id7" draw:end-glue-point="4" svg:d="m14400 12400v2800" svg:viewBox="0 0 1 2801">
          <text:p/>
        </draw:connector>
        <draw:connector draw:style-name="gr2" draw:text-style-name="P1" draw:layer="layout" svg:x1="18cm" svg:y1="16.9cm" svg:x2="19.8cm" svg:y2="7.9cm" draw:start-shape="id7" draw:start-glue-point="7" draw:end-shape="id8" draw:end-glue-point="5" svg:d="m18000 16900h901v-9000h899" svg:viewBox="0 0 1801 9001">
          <text:p/>
        </draw:connector>
        <draw:connector draw:style-name="gr2" draw:text-style-name="P1" draw:layer="layout" svg:x1="23.4cm" svg:y1="9.6cm" svg:x2="23.4cm" svg:y2="15cm" draw:start-shape="id8" draw:start-glue-point="6" draw:end-shape="id9" draw:end-glue-point="4" svg:d="m23400 9600v5400" svg:viewBox="0 0 1 5401">
          <text:p/>
        </draw:connector>
        <draw:frame draw:style-name="gr3" draw:layer="layout" svg:width="0.8cm" svg:height="0.963cm" svg:x="8.2cm" svg:y="8.4cm">
          <draw:text-box>
            <text:p>2</text:p>
          </draw:text-box>
        </draw:frame>
        <draw:frame draw:style-name="gr3" draw:layer="layout" svg:width="0.8cm" svg:height="0.963cm" svg:x="17.2cm" svg:y="17.637cm">
          <draw:text-box>
            <text:p>7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5T19:37:13.93</meta:creation-date>
    <dc:date>2013-09-25T19:58:33.25</dc:date>
    <meta:editing-duration>P0D</meta:editing-duration>
    <meta:editing-cycles>2</meta:editing-cycles>
    <meta:generator>LibreOffice/4.0.3.3$Windows_x86 LibreOffice_project/0eaa50a932c8f2199a615e1eb30f7ac74279539</meta:generator>
    <meta:document-statistic meta:object-count="50"/>
  </office:meta>
</office:document-meta>
</file>